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iskCacheAttributes.getMaxKe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Attributes.setMaxKeySize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Attributes.setKeyPersistenceIntervalSeconds( long keyPersistenceInterval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Attributes.setBlockSizeBytes( int blockSize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lockDiskCacheAttributes.getKeyPersistenceInterval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ckDiskCacheAttributes.getBlockSiz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